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1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0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000/KG</text:p>
            <text:p text:style-name="P10"><text:placeholder text:placeholder-type="text">&lt;o.insurance&gt;</text:placeholder>0000/KG</text:p>
            <text:p text:style-name="P10"><text:placeholder text:placeholder-type="text">&lt;o.other_charge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10"><text:placeholder text:placeholder-type="text">&lt;round(o.insurance*line.quantity,2)&gt;</text:placeholder>0</text:p>
            <text:p text:style-name="P10"><text:placeholder text:placeholder-type="text">&lt;round(o.other_charges*line.quantity,2)&gt;</text:placeholder>0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ext:soft-page-break/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, o.insuranc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00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/>
            <text:p text:style-name="P13"><text:s text:c="15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8:11:07</dc:date>
    <meta:editing-duration>PT15H11M21S</meta:editing-duration>
    <meta:editing-cycles>318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7" meta:word-count="208" meta:character-count="2480" meta:non-whitespace-character-count="2094"/>
  </office:meta>
</office:document-meta>
</file>